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ole-draw-aspect="1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id="id3" draw:layer="layout" svg:width="4.155cm" svg:height="2.147cm" svg:x="7.369cm" svg:y="14.793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1" draw:id="id1" draw:layer="layout" svg:width="4.146cm" svg:height="2.139cm" svg:x="7.359cm" svg:y="11.058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1" draw:layer="layout" svg:width="5.466cm" svg:height="3.204cm" svg:x="0.65cm" svg:y="10.525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1" draw:layer="layout" svg:width="5.466cm" svg:height="3.203cm" svg:x="0.65cm" svg:y="14.265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1" draw:id="id4" draw:layer="layout" svg:width="7.809cm" svg:height="4.414cm" svg:x="13.9cm" svg:y="11.826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custom-shape draw:style-name="gr2" draw:text-style-name="P1" draw:layer="layout" svg:width="1.27cm" svg:height="1.27cm" svg:x="5.98cm" svg:y="11.492cm">
          <text:p text:style-name="P1">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27cm" svg:height="1.27cm" svg:x="5.98cm" svg:y="15.231cm">
          <text:p text:style-name="P1">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id="id2" draw:layer="layout" svg:width="1.27cm" svg:height="1.27cm" svg:x="12.08cm" svg:y="13.398cm">
          <text:p text:style-name="P1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1.505cm" svg:y1="12.127cm" svg:x2="12.714cm" svg:y2="13.398cm" draw:start-shape="id1" draw:start-glue-point="1" draw:end-shape="id2" draw:end-glue-point="4" svg:d="m11505 12127h1209v1271">
          <text:p/>
        </draw:connector>
        <draw:connector draw:style-name="gr3" draw:text-style-name="P1" draw:layer="layout" svg:x1="11.524cm" svg:y1="15.866cm" svg:x2="12.714cm" svg:y2="14.668cm" draw:start-shape="id3" draw:start-glue-point="1" draw:end-shape="id2" draw:end-glue-point="8" svg:d="m11524 15866h1190v-1198">
          <text:p/>
        </draw:connector>
        <draw:connector draw:style-name="gr3" draw:text-style-name="P1" draw:layer="layout" svg:x1="13.35cm" svg:y1="14.032cm" svg:x2="13.9cm" svg:y2="14.033cm" draw:start-shape="id2" draw:start-glue-point="10" draw:end-shape="id4" draw:end-glue-point="3" svg:d="m13350 14032h276v1h274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msunardi </meta:initial-creator>
    <meta:creation-date>2010-03-16T11:15:56</meta:creation-date>
    <dc:date>2010-03-16T11:22:15</dc:date>
    <dc:creator>msunardi </dc:creator>
    <meta:editing-duration>PT00H06M20S</meta:editing-duration>
    <meta:editing-cycles>1</meta:editing-cycles>
    <meta:document-statistic meta:object-count="11"/>
    <meta:generator>OpenOffice.org/3.1$Unix OpenOffice.org_project/310m19$Build-9420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number:number-style style:name="N116">
      <number:number number:decimal-places="4"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interpolation="cubic-spline" chart:connect-bars="false" chart:include-hidden-cells="false" chart:treat-empty-cells="leave-gap" chart:spline-order="3" chart:sort-by-x-values="false" chart:right-angled-axes="true"/>
    </style:style>
    <style:style style:name="ch3" style:family="chart" style:data-style-name="N0">
      <style:chart-properties chart:display-label="false" chart:logarithmic="false" chart:reverse-direction="false" text:line-break="fals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4" style:family="chart" style:data-style-name="N116">
      <style:chart-properties chart:display-label="false" chart:logarithmic="false" chart:reverse-direction="false" text:line-break="fals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>
      <style:chart-properties chart:symbol-type="none"/>
      <style:graphic-properties draw:stroke="solid" svg:stroke-width="0.088cm" svg:stroke-color="#7e0021" draw:fill-color="#7e0021" dr3d:edge-rounding="0%"/>
      <style:text-properties fo:font-size="6pt" style:font-size-asian="6pt" style:font-size-complex="6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draw:stroke="none" svg:stroke-color="#b3b3b3" draw:fill="solid" draw:fill-color="#cccccc"/>
    </style:style>
  </office:automatic-styles>
  <office:body>
    <office:chart>
      <chart:chart svg:width="4.156cm" svg:height="2.148cm" chart:class="chart:line" chart:style-name="ch1">
        <chart:plot-area chart:style-name="ch2" chart:data-source-has-labels="both" svg:x="0.165cm" svg:y="0.085cm" svg:width="3.989cm" svg:height="2.061cm">
          <chart:axis chart:dimension="x" chart:name="primary-x" chart:style-name="ch3">
            <chart:categories table:cell-range-address="local-table.$A$2:.$A$2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21" chart:label-cell-address="local-table.$B$1" chart:class="chart:line">
            <chart:data-point chart:repeated="2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669285092500689">
                <text:p>0.00669285092500689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09869426316553">
                <text:p>0.010986942631655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79862099636262">
                <text:p>0.017986209963626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293122307535195">
                <text:p>0.029312230753519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474258731805107">
                <text:p>0.047425873180510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758581800250505">
                <text:p>0.075858180025050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19202922026679">
                <text:p>0.11920292202667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82425523811216">
                <text:p>0.18242552381121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68941421374266">
                <text:p>0.26894142137426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77540668800698">
                <text:p>0.37754066880069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622459331199302">
                <text:p>0.62245933119930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731058578625734">
                <text:p>0.73105857862573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817574476188784">
                <text:p>0.81757447618878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880797077973321">
                <text:p>0.88079707797332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924141819974949">
                <text:p>0.92414181997494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952574126819489">
                <text:p>0.95257412681948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97068776924648">
                <text:p>0.9706877692464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982013790036374">
                <text:p>0.98201379003637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89013057368345">
                <text:p>0.98901305736834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number:number-style style:name="N116">
      <number:number number: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connect-bars="false" chart:include-hidden-cells="false" chart:auto-position="true" chart:auto-size="true" chart:treat-empty-cells="leave-gap" chart:spline-order="3" chart:sort-by-x-values="false" chart:right-angled-axes="true"/>
    </style:style>
    <style:style style:name="ch3" style:family="chart" style:data-style-name="N0">
      <style:chart-properties chart:display-label="false" chart:logarithmic="false" chart:reverse-direction="false" text:line-break="fals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4" style:family="chart" style:data-style-name="N116">
      <style:chart-properties chart:display-label="false" chart:logarithmic="false" chart:reverse-direction="false" text:line-break="false" chart:link-data-style-to-source="false" chart:visible="true" chart:axis-position="1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symbol-type="none"/>
      <style:graphic-properties draw:stroke="solid" svg:stroke-width="0.088cm" svg:stroke-color="#7e0021" draw:fill-color="#7e0021" dr3d:edge-rounding="0%"/>
      <style:text-properties fo:font-size="6pt" style:font-size-asian="6pt" style:font-size-complex="6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draw:stroke="none" svg:stroke-color="#b3b3b3" draw:fill="solid" draw:fill-color="#cccccc"/>
    </style:style>
  </office:automatic-styles>
  <office:body>
    <office:chart>
      <chart:chart svg:width="4.147cm" svg:height="2.14cm" chart:class="chart:line" chart:style-name="ch1">
        <chart:plot-area chart:style-name="ch2" chart:data-source-has-labels="both" svg:x="0.082cm" svg:y="0.042cm" svg:width="3.983cm" svg:height="2.056cm">
          <chart:axis chart:dimension="x" chart:name="primary-x" chart:style-name="ch3">
            <chart:categories table:cell-range-address="local-table.$A$2:.$A$21"/>
          </chart:axis>
          <chart:axis chart:dimension="y" chart:name="primary-y" chart:style-name="ch4"/>
          <chart:series chart:style-name="ch5" chart:values-cell-range-address="local-table.$B$2:.$B$21" chart:label-cell-address="local-table.$B$1" chart:class="chart:line">
            <chart:data-point chart:repeated="20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993307149074993">
                <text:p>0.99330714907499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89013057368345">
                <text:p>0.98901305736834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982013790036374">
                <text:p>0.98201379003637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97068776924648">
                <text:p>0.9706877692464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952574126819489">
                <text:p>0.95257412681948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924141819974949">
                <text:p>0.92414181997494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880797077973321">
                <text:p>0.88079707797332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817574476188784">
                <text:p>0.81757447618878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731058578625734">
                <text:p>0.73105857862573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622459331199302">
                <text:p>0.62245933119930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77540668800698">
                <text:p>0.37754066880069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68941421374266">
                <text:p>0.26894142137426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82425523811216">
                <text:p>0.18242552381121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19202922026679">
                <text:p>0.11920292202667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758581800250504">
                <text:p>0.075858180025050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474258731805107">
                <text:p>0.047425873180510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293122307535195">
                <text:p>0.029312230753519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179862099636262">
                <text:p>0.017986209963626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109869426316555">
                <text:p>0.010986942631655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connect-bars="false" chart:include-hidden-cells="false" chart:auto-position="true" chart:auto-size="true" chart:treat-empty-cells="leave-gap" chart:spline-order="3" chart:sort-by-x-values="fals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4" style:family="chart">
      <style:graphic-properties svg:stroke-color="#b3b3b3"/>
    </style:style>
    <style:style style:name="ch5" style:family="chart">
      <style:chart-properties chart:symbol-type="none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draw:stroke="none" svg:stroke-color="#b3b3b3" draw:fill="solid" draw:fill-color="#cccccc"/>
    </style:style>
  </office:automatic-styles>
  <office:body>
    <office:chart>
      <chart:chart svg:width="5.467cm" svg:height="3.205cm" chart:class="chart:line" chart:style-name="ch1">
        <chart:plot-area chart:style-name="ch2" chart:data-source-has-labels="both" svg:x="0.109cm" svg:y="0.064cm" svg:width="5.249cm" svg:height="3.077cm">
          <chart:axis chart:dimension="x" chart:name="primary-x" chart:style-name="ch3">
            <chart:categories table:cell-range-address="local-table.$A$2:.$A$15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local-table.$B$2:.$B$15" chart:label-cell-address="local-table.$B$1" chart:class="chart:line">
            <chart:data-point chart:repeated="14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connect-bars="false" chart:include-hidden-cells="false" chart:auto-position="true" chart:auto-size="true" chart:treat-empty-cells="leave-gap" chart:spline-order="3" chart:sort-by-x-values="fals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4" style:family="chart">
      <style:graphic-properties svg:stroke-color="#b3b3b3"/>
    </style:style>
    <style:style style:name="ch5" style:family="chart">
      <style:chart-properties chart:symbol-type="none"/>
      <style:graphic-properties draw:stroke="solid" svg:stroke-width="0.088cm" svg:stroke-color="#ff420e" draw:fill-color="#ff420e" dr3d:edge-rounding="0%"/>
      <style:text-properties fo:font-size="6pt" style:font-size-asian="6pt" style:font-size-complex="6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draw:stroke="none" svg:stroke-color="#b3b3b3" draw:fill="solid" draw:fill-color="#cccccc"/>
    </style:style>
  </office:automatic-styles>
  <office:body>
    <office:chart>
      <chart:chart svg:width="5.467cm" svg:height="3.204cm" chart:class="chart:line" chart:style-name="ch1">
        <chart:plot-area chart:style-name="ch2" chart:data-source-has-labels="both" svg:x="0.109cm" svg:y="0.064cm" svg:width="5.249cm" svg:height="3.076cm">
          <chart:axis chart:dimension="x" chart:name="primary-x" chart:style-name="ch3">
            <chart:categories table:cell-range-address="local-table.$A$2:.$A$15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local-table.$B$2:.$B$15" chart:label-cell-address="local-table.$B$1" chart:class="chart:line">
            <chart:data-point chart:repeated="14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2">
                <text:p>2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terpolation="cubic-spline" chart:connect-bars="false" chart:include-hidden-cells="false" chart:auto-position="true" chart:auto-size="true" chart:treat-empty-cells="leave-gap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>
      <style:chart-properties chart:symbol-type="none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7" style:family="chart">
      <style:chart-properties chart:symbol-type="none"/>
      <style:graphic-properties draw:stroke="solid" svg:stroke-width="0.088cm" svg:stroke-color="#ff420e" draw:fill-color="#ff420e" dr3d:edge-rounding="0%"/>
      <style:text-properties fo:font-size="6pt" style:font-size-asian="6pt" style:font-size-complex="6pt"/>
    </style:style>
    <style:style style:name="ch8" style:family="chart">
      <style:chart-properties chart:symbol-type="none"/>
      <style:graphic-properties draw:stroke="solid" svg:stroke-width="0.088cm" svg:stroke-color="#ffd320" draw:fill-color="#ffd320" dr3d:edge-rounding="0%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draw:stroke="none" svg:stroke-color="#b3b3b3" draw:fill="solid" draw:fill-color="#cccccc"/>
    </style:style>
  </office:automatic-styles>
  <office:body>
    <office:chart>
      <chart:chart svg:width="7.81cm" svg:height="4.415cm" chart:class="chart:line" chart:style-name="ch1">
        <chart:legend chart:legend-position="end" svg:x="5.496cm" svg:y="1.391cm" chart:style-name="ch2"/>
        <chart:plot-area chart:style-name="ch3" chart:data-source-has-labels="both" svg:x="0.156cm" svg:y="0.088cm" svg:width="5.185cm" svg:height="4.151cm">
          <chart:axis chart:dimension="x" chart:name="primary-x" chart:style-name="ch4">
            <chart:categories table:cell-range-address="local-table.$A$2:.$A$1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15" chart:label-cell-address="local-table.$B$1" chart:class="chart:line">
            <chart:data-point chart:repeated="14"/>
          </chart:series>
          <chart:series chart:style-name="ch7" chart:values-cell-range-address="local-table.$C$2:.$C$15" chart:label-cell-address="local-table.$C$1" chart:class="chart:line">
            <chart:data-point chart:repeated="14"/>
          </chart:series>
          <chart:series chart:style-name="ch8" chart:values-cell-range-address="local-table.$D$2:.$D$15" chart:label-cell-address="local-table.$A$2:.$A$15" chart:class="chart:line">
            <chart:data-point chart:repeated="1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ignal 1</text:p>
              </table:table-cell>
              <table:table-cell office:value-type="string">
                <text:p>Signal 2</text:p>
              </table:table-cell>
              <table:table-cell office:value-type="string">
                <text:p>Transition</text:p>
              </table:table-cell>
            </table:table-row>
          </table:table-header-rows>
          <table:table-rows>
            <table:table-row>
              <table:table-cell office:value-type="string">
                <text:p>Transition</text:p>
              </table:table-cell>
              <table:table-cell office:value-type="float" office:value="9.7068776924648">
                <text:p>9.7068776924648</text:p>
              </table:table-cell>
              <table:table-cell office:value-type="float" office:value="0">
                <text:p>0</text:p>
              </table:table-cell>
              <table:table-cell office:value-type="float" office:value="9.7068776924648">
                <text:p>9.706877692464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.3360377754728">
                <text:p>13.3360377754728</text:p>
              </table:table-cell>
              <table:table-cell office:value-type="float" office:value="0.237129365902554">
                <text:p>0.237129365902554</text:p>
              </table:table-cell>
              <table:table-cell office:value-type="float" office:value="13.5731671413754">
                <text:p>13.573167141375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.482836399499">
                <text:p>18.482836399499</text:p>
              </table:table-cell>
              <table:table-cell office:value-type="float" office:value="0.758581800250505">
                <text:p>0.758581800250505</text:p>
              </table:table-cell>
              <table:table-cell office:value-type="float" office:value="19.2414181997495">
                <text:p>19.24141819974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.2583327933864">
                <text:p>20.2583327933864</text:p>
              </table:table-cell>
              <table:table-cell office:value-type="float" office:value="1.54963798634682">
                <text:p>1.54963798634682</text:p>
              </table:table-cell>
              <table:table-cell office:value-type="float" office:value="21.8079707797332">
                <text:p>21.807970779733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.6217874285308">
                <text:p>19.6217874285308</text:p>
              </table:table-cell>
              <table:table-cell office:value-type="float" office:value="2.73638285716824">
                <text:p>2.73638285716824</text:p>
              </table:table-cell>
              <table:table-cell office:value-type="float" office:value="22.3581702856991">
                <text:p>22.358170285699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.1590544152632">
                <text:p>13.1590544152632</text:p>
              </table:table-cell>
              <table:table-cell office:value-type="float" office:value="4.30306274198825">
                <text:p>4.30306274198825</text:p>
              </table:table-cell>
              <table:table-cell office:value-type="float" office:value="17.4621171572515">
                <text:p>17.462117157251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.73475598719581">
                <text:p>3.73475598719581</text:p>
              </table:table-cell>
              <table:table-cell office:value-type="float" office:value="7.55081337601396">
                <text:p>7.55081337601396</text:p>
              </table:table-cell>
              <table:table-cell office:value-type="float" office:value="11.2855693632098">
                <text:p>11.28556936320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.5">
                <text:p>2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.39786601920628">
                <text:p>3.39786601920628</text:p>
              </table:table-cell>
              <table:table-cell office:value-type="float" office:value="8.71443063679023">
                <text:p>8.71443063679023</text:p>
              </table:table-cell>
              <table:table-cell office:value-type="float" office:value="12.1122966559965">
                <text:p>12.11229665599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.68941421374266">
                <text:p>2.68941421374266</text:p>
              </table:table-cell>
              <table:table-cell office:value-type="float" office:value="10.2348201007603">
                <text:p>10.2348201007603</text:p>
              </table:table-cell>
              <table:table-cell office:value-type="float" office:value="12.9242343145029">
                <text:p>12.924234314502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.55395733335702">
                <text:p>2.55395733335702</text:p>
              </table:table-cell>
              <table:table-cell office:value-type="float" office:value="13.0811916190205">
                <text:p>13.0811916190205</text:p>
              </table:table-cell>
              <table:table-cell office:value-type="float" office:value="15.6351489523776">
                <text:p>15.63514895237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.14565259648022">
                <text:p>2.14565259648022</text:p>
              </table:table-cell>
              <table:table-cell office:value-type="float" office:value="15.8543474035198">
                <text:p>15.854347403519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986156340325655">
                <text:p>0.986156340325655</text:p>
              </table:table-cell>
              <table:table-cell office:value-type="float" office:value="23.1035454993737">
                <text:p>23.1035454993737</text:p>
              </table:table-cell>
              <table:table-cell office:value-type="float" office:value="24.0897018396994">
                <text:p>24.08970183969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20.9566307900288">
                <text:p>20.9566307900288</text:p>
              </table:table-cell>
              <table:table-cell office:value-type="float" office:value="20.9566307900288">
                <text:p>20.956630790028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